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" fo:font-size="12pt" style:font-size-asian="12pt" style:font-size-complex="12pt"/>
    </style:style>
    <style:style style:name="P2" style:family="paragraph" style:parent-style-name="Text_20_body">
      <style:text-properties officeooo:paragraph-rsid="002996e4"/>
    </style:style>
    <style:style style:name="P3" style:family="paragraph" style:parent-style-name="Text_20_body">
      <style:text-properties officeooo:paragraph-rsid="002b7ac6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font-name="Liberation Mono" fo:font-size="12pt" style:font-size-asian="12pt" style:font-size-complex="12pt"/>
    </style:style>
    <style:style style:name="P6" style:family="paragraph" style:parent-style-name="Text_20_body" style:list-style-name="L2">
      <style:text-properties style:font-name="Liberation Mono" fo:font-size="12pt" style:font-size-asian="12pt" style:font-size-complex="12pt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rsid="002c67a5" officeooo:paragraph-rsid="002c67a5"/>
    </style:style>
    <style:style style:name="P9" style:family="paragraph" style:parent-style-name="Text_20_body">
      <style:text-properties officeooo:paragraph-rsid="002c67a5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style:font-name="Liberation Mono" fo:font-size="12pt" officeooo:rsid="0017b6a3" style:font-size-asian="12pt" style:font-size-complex="12pt"/>
    </style:style>
    <style:style style:name="T3" style:family="text">
      <style:text-properties style:font-name="Liberation Mono" fo:font-size="12pt" officeooo:rsid="00127754" style:font-size-asian="12pt" style:font-size-complex="12pt"/>
    </style:style>
    <style:style style:name="T4" style:family="text">
      <style:text-properties style:font-name="Liberation Mono" fo:font-size="12pt" officeooo:rsid="00187696" style:font-size-asian="12pt" style:font-size-complex="12pt"/>
    </style:style>
    <style:style style:name="T5" style:family="text">
      <style:text-properties style:font-name="Liberation Mono" fo:font-size="12pt" officeooo:rsid="0010d40d" style:font-size-asian="12pt" style:font-size-complex="12pt"/>
    </style:style>
    <style:style style:name="T6" style:family="text">
      <style:text-properties style:font-name="Liberation Mono" fo:font-size="12pt" officeooo:rsid="0011bf5a" style:font-size-asian="12pt" style:font-size-complex="12pt"/>
    </style:style>
    <style:style style:name="T7" style:family="text">
      <style:text-properties style:font-name="Liberation Mono" fo:font-size="12pt" officeooo:rsid="001214c7" style:font-size-asian="12pt" style:font-size-complex="12pt"/>
    </style:style>
    <style:style style:name="T8" style:family="text">
      <style:text-properties style:font-name="Liberation Mono" fo:font-size="12pt" officeooo:rsid="00129d9a" style:font-size-asian="12pt" style:font-size-complex="12pt"/>
    </style:style>
    <style:style style:name="T9" style:family="text">
      <style:text-properties style:font-name="Liberation Mono" fo:font-size="12pt" officeooo:rsid="001759c0" style:font-size-asian="12pt" style:font-size-complex="12pt"/>
    </style:style>
    <style:style style:name="T10" style:family="text">
      <style:text-properties style:font-name="Liberation Mono" fo:font-size="12pt" officeooo:rsid="001ca46f" style:font-size-asian="12pt" style:font-size-complex="12pt"/>
    </style:style>
    <style:style style:name="T11" style:family="text">
      <style:text-properties style:font-name="Liberation Mono" fo:font-size="12pt" officeooo:rsid="001f3252" style:font-size-asian="12pt" style:font-size-complex="12pt"/>
    </style:style>
    <style:style style:name="T12" style:family="text">
      <style:text-properties style:font-name="Liberation Mono" fo:font-size="12pt" officeooo:rsid="00282511" style:font-size-asian="12pt" style:font-size-complex="12pt"/>
    </style:style>
    <style:style style:name="T13" style:family="text">
      <style:text-properties style:font-name="Liberation Mono" fo:font-size="12pt" officeooo:rsid="002996e4" style:font-size-asian="12pt" style:font-size-complex="12pt"/>
    </style:style>
    <style:style style:name="T14" style:family="text">
      <style:text-properties style:font-name="Liberation Mono" fo:font-size="12pt" officeooo:rsid="002b7ac6" style:font-size-asian="12pt" style:font-size-complex="12pt"/>
    </style:style>
    <style:style style:name="T15" style:family="text">
      <style:text-properties style:font-name="Liberation Mono" fo:font-size="12pt" officeooo:rsid="002c67a5" style:font-size-asian="12pt" style:font-size-complex="12pt"/>
    </style:style>
    <style:style style:name="T16" style:family="text">
      <style:text-properties style:font-name="Liberation Mono" fo:font-size="12pt" officeooo:rsid="00187696" style:font-name-asian="Noto Sans Mono CJK SC" style:font-size-asian="12pt" style:font-name-complex="Liberation Mono" style:font-size-complex="12pt"/>
    </style:style>
    <style:style style:name="T17" style:family="text">
      <style:text-properties style:font-name="Liberation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Liberation Mono" fo:font-size="12pt" fo:font-style="italic" officeooo:rsid="00282511" style:font-size-asian="12pt" style:font-style-asian="italic" style:font-size-complex="12pt" style:font-style-complex="italic"/>
    </style:style>
    <style:style style:name="T20" style:family="text">
      <style:text-properties style:font-name="Liberation Mono" fo:font-size="12pt" fo:font-style="italic" officeooo:rsid="00286582" style:font-size-asian="12pt" style:font-style-asian="italic" style:font-size-complex="12pt" style:font-style-complex="italic"/>
    </style:style>
    <style:style style:name="T21" style:family="text">
      <style:text-properties style:font-name="Liberation Mono" fo:font-size="12pt" fo:font-style="italic" officeooo:rsid="0027f250" style:font-name-asian="Noto Sans Mono CJK SC" style:font-size-asian="12pt" style:font-style-asian="italic" style:font-name-complex="Liberation Mono" style:font-size-complex="12pt" style:font-style-complex="italic"/>
    </style:style>
    <style:style style:name="T22" style:family="text">
      <style:text-properties style:font-name="Liberation Mono" fo:font-size="12pt" fo:font-style="italic" officeooo:rsid="00286582" style:font-name-asian="Noto Sans Mono CJK SC" style:font-size-asian="12pt" style:font-style-asian="italic" style:font-name-complex="Liberation Mono" style:font-size-complex="12pt" style:font-style-complex="italic"/>
    </style:style>
    <style:style style:name="T23" style:family="text">
      <style:text-properties style:font-name="Liberation Mono" fo:font-size="12pt" fo:background-color="#ffff00" loext:char-shading-value="0" style:font-size-asian="12pt" style:font-size-complex="12pt"/>
    </style:style>
    <style:style style:name="T24" style:family="text">
      <style:text-properties style:font-name="Liberation Mono" fo:font-size="12pt" fo:background-color="#ffff00" loext:char-shading-value="0" style:font-size-asian="12pt" style:font-size-complex="12pt"/>
    </style:style>
    <style:style style:name="T25" style:family="text">
      <style:text-properties style:font-name="Liberation Mono" fo:font-size="16pt" style:font-size-asian="16pt" style:font-size-complex="16pt"/>
    </style:style>
    <style:style style:name="T26" style:family="text">
      <style:text-properties style:font-name="Liberation Mono" fo:font-size="16pt" fo:font-weight="bold" officeooo:rsid="0026f9ce" style:font-name-asian="Noto Sans Mono CJK SC" style:font-size-asian="16pt" style:font-weight-asian="bold" style:font-name-complex="Liberation Mono" style:font-size-complex="16pt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2996e4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it</text:h>
      <text:p text:style-name="Text_20_body"><text:span text:style-name="Source_20_Text"><text:span text:style-name="T1"/></text:span></text:p>
      <text:p text:style-name="Text_20_body"><text:span text:style-name="Source_20_Text"><text:span text:style-name="T1">Documentação:</text:span></text:span></text:p>
      <text:p text:style-name="Text_20_body"><text:a xlink:type="simple" xlink:href="https://git-scm.com/book/pt-br/v2/Fundamentos-de-Git-Gravando-Alterações-em-Seu-Repositório" text:style-name="Internet_20_link" text:visited-style-name="Visited_20_Internet_20_Link"><text:span text:style-name="Source_20_Text"><text:span text:style-name="T1">https://git-scm.com/book/pt-br/v2/Fundamentos-de-Git-Gravando-Altera%C3%A7%C3%B5es-em-Seu-Reposit%C3%B3rio</text:span></text:span></text:a></text:p>
      <text:p text:style-name="Text_20_body"><text:span text:style-name="Source_20_Text"><text:span text:style-name="T1"/></text:span></text:p>
      <text:p text:style-name="Text_20_body"><text:span text:style-name="Source_20_Text"><text:span text:style-name="T1">Inicializa o Git:</text:span></text:span></text:p>
      <text:p text:style-name="Text_20_body"><text:span text:style-name="Source_20_Text"><text:span text:style-name="T2">&gt; </text:span></text:span><text:span text:style-name="Source_20_Text"><text:span text:style-name="T1">git init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3">Configura </text:span></text:span><text:span text:style-name="Source_20_Text"><text:span text:style-name="T16">Informações do Projeto</text:span></text:span><text:span text:style-name="Source_20_Text"><text:span text:style-name="T3"> </text:span></text:span><text:span text:style-name="Source_20_Text"><text:span text:style-name="T4">(--local) n</text:span></text:span><text:span text:style-name="Source_20_Text"><text:span text:style-name="T3">o Git:</text:span></text:span></text:p>
      <text:p text:style-name="Text_20_body"><text:span text:style-name="Source_20_Text"><text:span text:style-name="T2">&gt; </text:span></text:span><text:span text:style-name="Source_20_Text"><text:span text:style-name="T1">git config --local user.name "Seu nome aqui"</text:span></text:span></text:p>
      <text:p text:style-name="Text_20_body"><text:span text:style-name="Source_20_Text"><text:span text:style-name="T2">&gt; </text:span></text:span><text:span text:style-name="Source_20_Text"><text:span text:style-name="T1">git config --local user.email "</text:span></text:span><text:a xlink:type="simple" xlink:href="mailto:seu@email.aqui" text:style-name="Internet_20_link" text:visited-style-name="Visited_20_Internet_20_Link"><text:span text:style-name="Source_20_Text"><text:span text:style-name="T1">seu@email.aqui</text:span></text:span></text:a><text:span text:style-name="Source_20_Text"><text:span text:style-name="T1">"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Para visualizar as configurações:</text:span></text:span></text:p>
      <text:p text:style-name="Text_20_body"><text:span text:style-name="Source_20_Text"><text:span text:style-name="T1">&gt; git config user.name</text:span></text:span></text:p>
      <text:p text:style-name="Text_20_body"><text:span text:style-name="Source_20_Text"><text:span text:style-name="T1">&gt; git config user.email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Verifica o Status:</text:span></text:span></text:p>
      <text:p text:style-name="Text_20_body"><text:span text:style-name="Source_20_Text"><text:span text:style-name="T2">&gt; </text:span></text:span><text:span text:style-name="Source_20_Text"><text:span text:style-name="T5">git status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Adiciona alterações a serem salvas:</text:span></text:span></text:p>
      <text:p text:style-name="Text_20_body"><text:span text:style-name="Source_20_Text"><text:span text:style-name="T2">&gt; </text:span></text:span><text:span text:style-name="Source_20_Text"><text:span text:style-name="T6">git add &lt;. </text:span></text:span><text:span text:style-name="Source_20_Text"><text:span text:style-name="T7">ou </text:span></text:span><text:span text:style-name="Source_20_Text"><text:span text:style-name="T6">nome-arquivo&gt;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Salvando alterações:</text:span></text:span></text:p>
      <text:p text:style-name="Text_20_body"><text:span text:style-name="Source_20_Text"><text:span text:style-name="T2">&gt; </text:span></text:span><text:span text:style-name="Source_20_Text"><text:span text:style-name="T8">git commit -m “Mensagem descritiva com as alterações”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Mostrando o que já foi feito no projeto:</text:span></text:span></text:p>
      <text:p text:style-name="Text_20_body"><text:span text:style-name="Source_20_Text"><text:span text:style-name="T2">&gt; </text:span></text:span><text:span text:style-name="Source_20_Text"><text:span text:style-name="T9">git log</text:span></text:span></text:p>
      <text:p text:style-name="Text_20_body"><text:span text:style-name="Source_20_Text"><text:span text:style-name="T1">&gt; git log -p (visualiza as alterações no código)</text:span></text:span></text:p>
      <text:p text:style-name="Text_20_body"><text:span text:style-name="Source_20_Text"><text:span text:style-name="T1"><text:tab/>:</text:span></text:span><text:span text:style-name="Source_20_Text"><text:span text:style-name="T10">q (sair do editor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Mais informações de log em:</text:span></text:span></text:p>
      <text:p text:style-name="Text_20_body"><text:soft-page-break/><text:a xlink:type="simple" xlink:href="http://devhints.io/git-log" text:style-name="Internet_20_link" text:visited-style-name="Visited_20_Internet_20_Link"><text:span text:style-name="Source_20_Text"><text:span text:style-name="T1">http://devhints.io/git-log</text:span></text:span></text:a></text:p>
      <text:p text:style-name="Text_20_body"><text:span text:style-name="Source_20_Text"><text:span text:style-name="T1"/></text:span></text:p>
      <text:p text:style-name="Text_20_body"><text:span text:style-name="Source_20_Text"><text:span text:style-name="T11">Inclua nome dos arquivos que não devem ser tratados pelo git no arquivo </text:span></text:span><text:span text:style-name="Source_20_Text"><text:span text:style-name="T1">.</text:span></text:span><text:span text:style-name="Source_20_Text"><text:span text:style-name="T11">gitignore</text:span></text:span></text:p>
      <text:h text:style-name="Heading_20_3" text:outline-level="3"><text:span text:style-name="Source_20_Text">Trabalhando com Servidor Remoto e com GitHub:</text:span></text:h>
      <text:p text:style-name="Text_20_body"><text:span text:style-name="Source_20_Text"><text:span text:style-name="T1">1) Crie uma pasta nova em seu computador;</text:span></text:span></text:p>
      <text:p text:style-name="Text_20_body"><text:span text:style-name="T1">2) No terminal (ou </text:span><text:span text:style-name="Strong_20_Emphasis"><text:span text:style-name="T1">Git Bash</text:span></text:span><text:span text:style-name="T1">, no Windows) navegue até a pasta recém criada (utilize o comando </text:span><text:span text:style-name="Source_20_Text"><text:span text:style-name="T1">cd</text:span></text:span><text:span text:style-name="T1"> para navegar entre pastas);</text:span></text:p>
      <text:p text:style-name="Text_20_body"><text:span text:style-name="T1">3) Execute o comando </text:span><text:span text:style-name="Source_20_Text"><text:span text:style-name="T1">git init --bare</text:span></text:span><text:span text:style-name="T1">;</text:span></text:p>
      <text:p text:style-name="P1">4) Navegue até a pasta onde se encontra o seu projeto;</text:p>
      <text:p text:style-name="Text_20_body"><text:span text:style-name="T17">5)</text:span><text:span text:style-name="T1"> Execute o comando </text:span><text:span text:style-name="Source_20_Text"><text:span text:style-name="T1">git remote add local {caminho}</text:span></text:span><text:span text:style-name="T1">. Substitua </text:span><text:span text:style-name="Source_20_Text"><text:span text:style-name="T1">{caminho}</text:span></text:span><text:span text:style-name="T1"> pelo caminho completo da pasta recém criada;</text:span></text:p>
      <text:p text:style-name="P1">6) Crie uma nova pasta em seu computador, para representar o trabalho de outra pessoa;</text:p>
      <text:p text:style-name="Text_20_body"><text:span text:style-name="T1">7) No terminal (ou </text:span><text:span text:style-name="Strong_20_Emphasis"><text:span text:style-name="T1">Git Bash</text:span></text:span><text:span text:style-name="T1">, no Windows) navegue até a pasta recém criada;</text:span></text:p>
      <text:p text:style-name="Text_20_body"><text:span text:style-name="T1">8) Execute o comando </text:span><text:span text:style-name="Source_20_Text"><text:span text:style-name="T1">git clone {caminho} projeto</text:span></text:span><text:span text:style-name="T1">. Substitua </text:span><text:span text:style-name="Source_20_Text"><text:span text:style-name="T1">{caminho}</text:span></text:span><text:span text:style-name="T1"> pelo caminho completo da pasta que criamos no primeiro passo;</text:span></text:p>
      <text:p text:style-name="P1">9) Observe que o repositório clonado está vazio;</text:p>
      <text:p text:style-name="P1">10) Acesse a pasta Projeto e execute o comando 'git remote rename origin local' para renomear o repositório local da outra pessoa de "origin" para "local";</text:p>
      <text:p text:style-name="P1">11) Navegue até a pasta onde se encontra o seu projeto original;</text:p>
      <text:p text:style-name="Text_20_body"><text:span text:style-name="T1">12) Execute o comando </text:span><text:span text:style-name="Source_20_Text"><text:span text:style-name="T1">git push local main</text:span></text:span><text:span text:style-name="T1"> para enviar as suas modificações para o seu servidor;</text:span></text:p>
      <text:p text:style-name="P1">13) Navegue até a pasta criada no passo 6;</text:p>
      <text:p text:style-name="Text_20_body"><text:span text:style-name="T1">14) Execute o comando </text:span><text:span text:style-name="Source_20_Text"><text:span text:style-name="T1">git pull local main</text:span></text:span><text:span text:style-name="T1"> para baixar as modificações;</text:span></text:p>
      <text:p text:style-name="Text_20_body"><text:span text:style-name="T24">15) Abra o seu navegador e acesse </text:span><text:a xlink:type="simple" xlink:href="http://github.com/" office:target-frame-name="_blank" xlink:show="new" text:style-name="Internet_20_link" text:visited-style-name="Visited_20_Internet_20_Link"><text:span text:style-name="T24">http://github.com/</text:span></text:a><text:span text:style-name="T24">;</text:span></text:p>
      <text:p text:style-name="P1">16) Crie uma conta;</text:p>
      <text:p text:style-name="P1">17) Crie um novo repositório, clicando no símbolo de adição no canto superior direito;</text:p>
      <text:p text:style-name="Text_20_body"><text:span text:style-name="T1">18) No terminal (ou </text:span><text:span text:style-name="Strong_20_Emphasis"><text:span text:style-name="T1">Git Bash</text:span></text:span><text:span text:style-name="T1">, no Windows) adicione, ao seu projeto inicial, o repositório remoto recém criado (os comandos são mostrados pelo próprio GitHub</text:span><text:span text:style-name="T12">)</text:span><text:span text:style-name="T1">:</text:span></text:p>
      <text:p text:style-name="Text_20_body"><text:bookmark text:name="empty-setup-push-repo-echo"/><text:soft-page-break/><text:span text:style-name="T19">&gt; </text:span><text:span text:style-name="T18">git remote add origin </text:span><text:a xlink:type="simple" xlink:href="https://github.com/gtfleoApps/" text:style-name="Internet_20_link" text:visited-style-name="Visited_20_Internet_20_Link"><text:span text:style-name="T18">https://github.com/gtfleoApps/</text:span></text:a><text:span text:style-name="T21">&lt;nome-repositorio&gt;</text:span><text:span text:style-name="T18">.git</text:span></text:p>
      <text:p text:style-name="Text_20_body"><text:span text:style-name="T20">&gt; <text:s/></text:span><text:span text:style-name="Source_20_Text"><text:span text:style-name="T20">git push origin ma</text:span></text:span><text:span text:style-name="Source_20_Text"><text:span text:style-name="T22">ster (ou main)</text:span></text:span></text:p>
      <text:p text:style-name="Text_20_body"><text:span text:style-name="T17">19)</text:span><text:span text:style-name="T1"> Execute </text:span><text:span text:style-name="Source_20_Text"><text:span text:style-name="T1">git push origin main</text:span></text:span><text:span text:style-name="T1"> para enviar as suas alterações para o repositório no GitHub.</text:span></text:p>
      <text:p text:style-name="P8"><text:span text:style-name="T1">20) Para retirar uma pasta (como a bin) que já está no repositório e que você não quer mais que suba, é necessário incluí-la no arquivo .gitignore (bin/) e no terminal executar:</text:span></text:p>
      <text:p text:style-name="P9"><text:span text:style-name="T15">&gt; </text:span><text:span text:style-name="Source_20_Text"><text:span text:style-name="T27">git rm -r --cached bin</text:span></text:span></text:p>
      <text:p text:style-name="P8"><text:span text:style-name="T1">&gt; git commit -m “Texto”</text:span></text:p>
      <text:p text:style-name="P8"><text:span text:style-name="T1">&gt; git push origin main</text:span></text:p>
      <text:h text:style-name="Heading_20_3" text:outline-level="3"><text:span text:style-name="Source_20_Text"><text:span text:style-name="T25">Trabalhando </text:span></text:span><text:span text:style-name="Source_20_Text"><text:span text:style-name="T26">em Equipe</text:span></text:span></text:h>
      <text:p text:style-name="Text_20_body"><text:span text:style-name="Source_20_Text"><text:span text:style-name="T1">1) Execute o comando git branch e veja que apenas a </text:span></text:span><text:span text:style-name="Source_20_Text"><text:span text:style-name="Emphasis"><text:span text:style-name="T1">branch</text:span></text:span></text:span><text:span text:style-name="Source_20_Text"><text:span text:style-name="T1"> master existe no seu repositório;</text:span></text:span></text:p>
      <text:p text:style-name="Text_20_body"><text:span text:style-name="T1">2) Execute o comando </text:span><text:span text:style-name="Source_20_Text"><text:span text:style-name="T1">git branch titulo</text:span></text:span><text:span text:style-name="T1"> e logo após execute o comando </text:span><text:span text:style-name="Source_20_Text"><text:span text:style-name="T1">git branch</text:span></text:span><text:span text:style-name="T1">. Veja que uma nova </text:span><text:span text:style-name="Emphasis"><text:span text:style-name="T1">branch</text:span></text:span><text:span text:style-name="T1"> foi criada;</text:span></text:p>
      <text:p text:style-name="Text_20_body"><text:span text:style-name="T1">3) Agora, para começar a trabalhar nesta </text:span><text:span text:style-name="Emphasis"><text:span text:style-name="T1">branch</text:span></text:span><text:span text:style-name="T1">, digite </text:span><text:span text:style-name="Source_20_Text"><text:span text:style-name="T1">git checkout titulo</text:span></text:span><text:span text:style-name="T1">;</text:span></text:p>
      <text:p text:style-name="Text_20_body"><text:span text:style-name="T1">4) Execute novamente </text:span><text:span text:style-name="Source_20_Text"><text:span text:style-name="T1">git branch</text:span></text:span><text:span text:style-name="T1"> e confira que agora você está na </text:span><text:span text:style-name="Emphasis"><text:span text:style-name="T1">branch</text:span></text:span><text:span text:style-name="T1"> chamado </text:span><text:span text:style-name="Source_20_Text"><text:span text:style-name="T1">titulo</text:span></text:span><text:span text:style-name="T1">;</text:span></text:p>
      <text:p text:style-name="Text_20_body"><text:span text:style-name="T1">5) Altere o título da página </text:span><text:span text:style-name="Strong_20_Emphasis"><text:span text:style-name="T1">index.html</text:span></text:span><text:span text:style-name="T1"> para "Cursos de DevOps da Alura";</text:span></text:p>
      <text:p text:style-name="Text_20_body"><text:span text:style-name="T1">6) Adicione as alterações com </text:span><text:span text:style-name="Source_20_Text"><text:span text:style-name="T1">git add index.html</text:span></text:span><text:span text:style-name="T1">;</text:span></text:p>
      <text:p text:style-name="Text_20_body"><text:span text:style-name="T1">7) Faça o </text:span><text:span text:style-name="Emphasis"><text:span text:style-name="T1">commit</text:span></text:span><text:span text:style-name="T1">, com </text:span><text:span text:style-name="Source_20_Text"><text:span text:style-name="T1">git commit -m "Alterando título da página"</text:span></text:span><text:span text:style-name="T1">;</text:span></text:p>
      <text:p text:style-name="Text_20_body"><text:span text:style-name="T1">8) Execute o comando </text:span><text:span text:style-name="Source_20_Text"><text:span text:style-name="T1">git log</text:span></text:span><text:span text:style-name="T1"> e confira o novo </text:span><text:span text:style-name="Emphasis"><text:span text:style-name="T1">commit</text:span></text:span><text:span text:style-name="T1">;</text:span></text:p>
      <text:p text:style-name="P1">9) Altere o título da página para "Lista de cursos de DevOps da Alura";</text:p>
      <text:p text:style-name="Text_20_body"><text:span text:style-name="T1">10) Repita os passos 6 e 7, para adicionar um novo </text:span><text:span text:style-name="Emphasis"><text:span text:style-name="T1">commit</text:span></text:span><text:span text:style-name="T1">, alterando a mensagem;</text:span></text:p>
      <text:p text:style-name="Text_20_body"><text:span text:style-name="T1">11) Repita o passo 8 para conferir o novo </text:span><text:span text:style-name="Emphasis"><text:span text:style-name="T1">commit</text:span></text:span><text:span text:style-name="T1">;</text:span></text:p>
      <text:p text:style-name="Text_20_body"><text:span text:style-name="T1">12) Execute o comando </text:span><text:span text:style-name="Source_20_Text"><text:span text:style-name="T1">git checkout master</text:span></text:span><text:span text:style-name="T1"> para voltar à linha de desenvolvimento </text:span><text:span text:style-name="Source_20_Text"><text:span text:style-name="T1">master</text:span></text:span><text:span text:style-name="T1">;</text:span></text:p>
      <text:p text:style-name="Text_20_body"><text:span text:style-name="T1">13) Execute </text:span><text:span text:style-name="Source_20_Text"><text:span text:style-name="T1">git log</text:span></text:span><text:span text:style-name="T1"> para conferir que os últimos dois </text:span><text:span text:style-name="Emphasis"><text:span text:style-name="T1">commits</text:span></text:span><text:span text:style-name="T1"> não estão lá. Confira se o conteúdo do seu arquivo também voltou ao seu estado original;</text:span></text:p>
      <text:p text:style-name="P1"><text:soft-page-break/>14) Na pasta criada para representar o trabalho de outra pessoa na aula anterior:</text:p>
      <text:list xml:id="list1882288020" text:style-name="L1">
        <text:list-item>
          <text:p text:style-name="P4"><text:span text:style-name="T1">Execute </text:span><text:span text:style-name="Source_20_Text"><text:span text:style-name="T1">git checkout -b lista</text:span></text:span><text:span text:style-name="T1"> para criar uma nova </text:span><text:span text:style-name="Emphasis"><text:span text:style-name="T1">branch</text:span></text:span><text:span text:style-name="T1">, chamada </text:span><text:span text:style-name="Source_20_Text"><text:span text:style-name="T1">lista</text:span></text:span><text:span text:style-name="T1"> e passar a trabalhar nela;</text:span></text:p>
        </text:list-item>
        <text:list-item>
          <text:p text:style-name="P5">Adicione o curso de "Kubernetes" na lista;</text:p>
        </text:list-item>
        <text:list-item>
          <text:p text:style-name="P4"><text:span text:style-name="T1">Repita os passos 6 e 7 para adicionar um novo </text:span><text:span text:style-name="Emphasis"><text:span text:style-name="T1">commit</text:span></text:span><text:span text:style-name="T1">, alterando a mensagem;</text:span></text:p>
        </text:list-item>
        <text:list-item>
          <text:p text:style-name="P4"><text:span text:style-name="T1">Execute o comando </text:span><text:span text:style-name="Source_20_Text"><text:span text:style-name="T1">git checkout master</text:span></text:span><text:span text:style-name="T1"> para voltar à linha de desenvolvimento </text:span><text:span text:style-name="Source_20_Text"><text:span text:style-name="T1">master</text:span></text:span><text:span text:style-name="T1">;</text:span></text:p>
        </text:list-item>
      </text:list>
      <text:p text:style-name="P1">15) Volte para a pasta que representa o seu próprio trabalho;</text:p>
      <text:p text:style-name="P1">16) Altere o nome do curso de Docker para "Docker: Criando containers sem dor de cabeça";</text:p>
      <text:p text:style-name="Text_20_body"><text:span text:style-name="T1">17) Repita os passos 6 e 7 para adicionar um novo </text:span><text:span text:style-name="Emphasis"><text:span text:style-name="T1">commit</text:span></text:span><text:span text:style-name="T1">, alterando a mensagem;</text:span></text:p>
      <text:p text:style-name="Text_20_body"><text:span text:style-name="T1">18) Execute o comando </text:span><text:span text:style-name="Source_20_Text"><text:span text:style-name="T1">git merge titulo</text:span></text:span><text:span text:style-name="T1"> para trazer o trabalho feito na </text:span><text:span text:style-name="Emphasis"><text:span text:style-name="T1">branch</text:span></text:span><text:span text:style-name="T1"> </text:span><text:span text:style-name="Source_20_Text"><text:span text:style-name="T1">titulo</text:span></text:span><text:span text:style-name="T1"> para a </text:span><text:span text:style-name="Emphasis"><text:span text:style-name="T1">branch</text:span></text:span><text:span text:style-name="T1"> </text:span><text:span text:style-name="Source_20_Text"><text:span text:style-name="T1">master</text:span></text:span><text:span text:style-name="T1">;</text:span></text:p>
      <text:p text:style-name="Text_20_body"><text:span text:style-name="T1">19) Execute o comando </text:span><text:span text:style-name="Source_20_Text"><text:span text:style-name="T1">git log --graph</text:span></text:span><text:span text:style-name="T1"> para ver as linhas de desenvolvimento (</text:span><text:span text:style-name="Emphasis"><text:span text:style-name="T1">branches</text:span></text:span><text:span text:style-name="T1">);</text:span></text:p>
      <text:p text:style-name="Text_20_body"><text:span text:style-name="T1">20) Execute </text:span><text:span text:style-name="Source_20_Text"><text:span text:style-name="T1">git checkout titulo</text:span></text:span><text:span text:style-name="T1"> para trabalhar na </text:span><text:span text:style-name="Emphasis"><text:span text:style-name="T1">branch</text:span></text:span><text:span text:style-name="T1"> chamada </text:span><text:span text:style-name="Source_20_Text"><text:span text:style-name="T1">titulo</text:span></text:span><text:span text:style-name="T1">;</text:span></text:p>
      <text:p text:style-name="P1">21) Altere o título para ter a palavra "Cursos" com letra maiúscula;</text:p>
      <text:p text:style-name="Text_20_body"><text:span text:style-name="T1">22) Repita os passos 6 e 7 para adicionar um novo </text:span><text:span text:style-name="Emphasis"><text:span text:style-name="T1">commit</text:span></text:span><text:span text:style-name="T1">, alterando a mensagem;</text:span></text:p>
      <text:p text:style-name="Text_20_body"><text:span text:style-name="T1">23) Execute o comando </text:span><text:span text:style-name="Source_20_Text"><text:span text:style-name="T1">git checkout master</text:span></text:span><text:span text:style-name="T1"> para voltar à linha de desenvolvimento </text:span><text:span text:style-name="Source_20_Text"><text:span text:style-name="T1">master</text:span></text:span><text:span text:style-name="T1">;</text:span></text:p>
      <text:p text:style-name="Text_20_body"><text:span text:style-name="T17">24)</text:span><text:span text:style-name="T1"> Execute o comando </text:span><text:span text:style-name="Source_20_Text"><text:span text:style-name="T1">git rebase titulo</text:span></text:span><text:span text:style-name="T1">;</text:span></text:p>
      <text:p text:style-name="Text_20_body"><text:span text:style-name="T1">25) Execute o comando </text:span><text:span text:style-name="Source_20_Text"><text:span text:style-name="T1">git log</text:span></text:span><text:span text:style-name="T1"> e confira que o </text:span><text:span text:style-name="Emphasis"><text:span text:style-name="T1">commit</text:span></text:span><text:span text:style-name="T1"> foi adicionado antes do </text:span><text:span text:style-name="Emphasis"><text:span text:style-name="T1">commit</text:span></text:span><text:span text:style-name="T1"> realizado diretamente na </text:span><text:span text:style-name="Emphasis"><text:span text:style-name="T1">branch</text:span></text:span><text:span text:style-name="T1"> </text:span><text:span text:style-name="Source_20_Text"><text:span text:style-name="T1">master</text:span></text:span><text:span text:style-name="T1">;</text:span></text:p>
      <text:p text:style-name="Text_20_body"><text:span text:style-name="T1">26) Execute o comando </text:span><text:span text:style-name="Source_20_Text"><text:span text:style-name="T1">git push local master</text:span></text:span><text:span text:style-name="T1"> para enviar suas alterações para o repositório remoto que criamos na última aula;</text:span></text:p>
      <text:p text:style-name="P1">27) Na pasta criada para representar o trabalho de outra pessoa na aula anterior:</text:p>
      <text:list xml:id="list3757786866" text:style-name="L2">
        <text:list-item>
          <text:p text:style-name="P7"><text:span text:style-name="T1">Execute o comando </text:span><text:span text:style-name="Source_20_Text"><text:span text:style-name="T1">git pull local master</text:span></text:span><text:span text:style-name="T1"> para baixar as alterações que você já realizou;</text:span></text:p>
        </text:list-item>
        <text:list-item>
          <text:p text:style-name="P7"><text:span text:style-name="T1">Execute o comando </text:span><text:span text:style-name="Source_20_Text"><text:span text:style-name="T1">git checkout lista</text:span></text:span><text:span text:style-name="T1"> para continuar trabalhando na lista de cursos;</text:span></text:p>
        </text:list-item>
        <text:list-item>
          <text:p text:style-name="P6"><text:soft-page-break/>Altere o nome do curso de Docker para "Curso de Docker: Criando containers sem dor de cabeça";</text:p>
        </text:list-item>
        <text:list-item>
          <text:p text:style-name="P7"><text:span text:style-name="T1">Repita os passos 6 e 7 para adicionar um novo </text:span><text:span text:style-name="Emphasis"><text:span text:style-name="T1">commit</text:span></text:span><text:span text:style-name="T1">, alterando a mensagem;</text:span></text:p>
        </text:list-item>
        <text:list-item>
          <text:p text:style-name="P7"><text:span text:style-name="T1">Execute o comando </text:span><text:span text:style-name="Source_20_Text"><text:span text:style-name="T1">git checkout master</text:span></text:span><text:span text:style-name="T1"> para voltar à linha de desenvolvimento </text:span><text:span text:style-name="Source_20_Text"><text:span text:style-name="T1">master</text:span></text:span><text:span text:style-name="T1">;</text:span></text:p>
        </text:list-item>
        <text:list-item>
          <text:p text:style-name="P7"><text:span text:style-name="T1">Tente juntar seu trabalho com </text:span><text:span text:style-name="Source_20_Text"><text:span text:style-name="T1">git merge lista</text:span></text:span><text:span text:style-name="T1">;</text:span></text:p>
        </text:list-item>
        <text:list-item>
          <text:p text:style-name="P6">Veja que há conflitos. Corrija-os, deixando apenas a linha com o nome correto do curso;</text:p>
        </text:list-item>
        <text:list-item>
          <text:p text:style-name="P7"><text:span text:style-name="T1">Execute o comando </text:span><text:span text:style-name="Source_20_Text"><text:span text:style-name="T1">git add index.html</text:span></text:span><text:span text:style-name="T1"> para informar que os conflitos neste arquivo foram corrigidos;</text:span></text:p>
        </text:list-item>
        <text:list-item>
          <text:p text:style-name="P7"><text:span text:style-name="T1">Execute o comando </text:span><text:span text:style-name="Source_20_Text"><text:span text:style-name="T1">git commit</text:span></text:span><text:span text:style-name="T1"> para que o Git finalize o </text:span><text:span text:style-name="Emphasis"><text:span text:style-name="T1">merge</text:span></text:span><text:span text:style-name="T1">;</text:span></text:p>
        </text:list-item>
        <text:list-item>
          <text:p text:style-name="P7"><text:span text:style-name="T1">Execute o comando </text:span><text:span text:style-name="Source_20_Text"><text:span text:style-name="T1">git push local master</text:span></text:span><text:span text:style-name="T1"> para enviar as suas alterações;</text:span></text:p>
        </text:list-item>
      </text:list>
      <text:p text:style-name="P1">28) Volte para a pasta que representa o seu próprio trabalho;</text:p>
      <text:p text:style-name="P1">29) Altere o nome do curso de Vagrant para "Vagrant: Gerenciando máquinas virtuais";</text:p>
      <text:p text:style-name="Text_20_body"><text:span text:style-name="T1">30) Repita os passos 6 e 7 para adicionar um novo </text:span><text:span text:style-name="Emphasis"><text:span text:style-name="T1">commit</text:span></text:span><text:span text:style-name="T1">, alterando a mensagem;</text:span></text:p>
      <text:p text:style-name="Text_20_body"><text:span text:style-name="T1">31) Tente executar o comando </text:span><text:span text:style-name="Source_20_Text"><text:span text:style-name="T1">git push local master</text:span></text:span><text:span text:style-name="T1">. Veja a falha;</text:span></text:p>
      <text:p text:style-name="Text_20_body"><text:span text:style-name="T1">32) Execute o comando </text:span><text:span text:style-name="Source_20_Text"><text:span text:style-name="T1">git pull local master</text:span></text:span><text:span text:style-name="T1"> para trazer as alterações da outra pessoa;</text:span></text:p>
      <text:p text:style-name="Text_20_body"><text:span text:style-name="T1">33) Agora sim, execute o comando </text:span><text:span text:style-name="Source_20_Text"><text:span text:style-name="T1">git push local master</text:span></text:span><text:span text:style-name="T1"> para enviar as alterações.</text:span></text:p>
      <text:h text:style-name="Heading_20_3" text:outline-level="3"><text:span text:style-name="Source_20_Text">Manipulando Versões</text:span></text:h>
      <text:p text:style-name="Text_20_body"><text:span text:style-name="Source_20_Text"><text:span text:style-name="T1">1) Na pasta que representa o seu projeto, faça uma alteração qualquer no arquivo </text:span></text:span><text:span text:style-name="Source_20_Text"><text:span text:style-name="Strong_20_Emphasis"><text:span text:style-name="T1">index.html</text:span></text:span></text:span><text:span text:style-name="Source_20_Text"><text:span text:style-name="T1">;</text:span></text:span></text:p>
      <text:p text:style-name="Text_20_body"><text:span text:style-name="T1">2) Execute o </text:span><text:span text:style-name="Source_20_Text"><text:span text:style-name="T1">git status</text:span></text:span><text:span text:style-name="T1"> e veja que há uma alteração para adicionar;</text:span></text:p>
      <text:p text:style-name="Text_20_body"><text:span text:style-name="T1">3) Execute o comando </text:span><text:span text:style-name="Source_20_Text"><text:span text:style-name="T1">git checkout -- index.html</text:span></text:span><text:span text:style-name="T1">. Confira se sua alteração foi desfeita;</text:span></text:p>
      <text:p text:style-name="Text_20_body"><text:span text:style-name="T1">4) Novamente, faça alguma alteração no arquivo </text:span><text:span text:style-name="Strong_20_Emphasis"><text:span text:style-name="T1">index.html</text:span></text:span><text:span text:style-name="T1">;</text:span></text:p>
      <text:p text:style-name="Text_20_body"><text:span text:style-name="T1">5) Execute o comando </text:span><text:span text:style-name="Source_20_Text"><text:span text:style-name="T1">git add index.html</text:span></text:span><text:span text:style-name="T1">;</text:span></text:p>
      <text:p text:style-name="Text_20_body"><text:span text:style-name="T1">6) Execute o comando </text:span><text:span text:style-name="Source_20_Text"><text:span text:style-name="T1">git reset HEAD index.html</text:span></text:span><text:span text:style-name="T1"> para trazer o arquivo </text:span><text:span text:style-name="Strong_20_Emphasis"><text:span text:style-name="T1">index.html</text:span></text:span><text:span text:style-name="T1"> de volta para a </text:span><text:span text:style-name="Source_20_Text"><text:span text:style-name="T1">HEAD</text:span></text:span><text:span text:style-name="T1"> do projeto (remover do </text:span><text:span text:style-name="Source_20_Text"><text:span text:style-name="T1">stage</text:span></text:span><text:span text:style-name="T1">, que é o que será enviado para o </text:span><text:span text:style-name="Source_20_Text"><text:span text:style-name="T1">commit</text:span></text:span><text:span text:style-name="T1">);</text:span></text:p>
      <text:p text:style-name="P1"><text:soft-page-break/>7) Repita o passo 3;</text:p>
      <text:p text:style-name="P1">8) Faça mais uma vez alguma alteração no código;</text:p>
      <text:p text:style-name="Text_20_body"><text:span text:style-name="T1">9) Execute o comando </text:span><text:span text:style-name="Source_20_Text"><text:span text:style-name="T1">git add index.html</text:span></text:span><text:span text:style-name="T1"> e o comando </text:span><text:span text:style-name="Source_20_Text"><text:span text:style-name="T1">git commit -m "Alterando o código"</text:span></text:span><text:span text:style-name="T1"> para realizar um </text:span><text:span text:style-name="Source_20_Text"><text:span text:style-name="T1">commit</text:span></text:span><text:span text:style-name="T1">;</text:span></text:p>
      <text:p text:style-name="Text_20_body"><text:span text:style-name="T1">10) Execute o comando </text:span><text:span text:style-name="Source_20_Text"><text:span text:style-name="T1">git log</text:span></text:span><text:span text:style-name="T1"> e copie o </text:span><text:span text:style-name="Source_20_Text"><text:span text:style-name="T1">hash</text:span></text:span><text:span text:style-name="T1"> deste </text:span><text:span text:style-name="Emphasis"><text:span text:style-name="T1">commit</text:span></text:span><text:span text:style-name="T1"> recém criado;</text:span></text:p>
      <text:p text:style-name="Text_20_body"><text:span text:style-name="T1">11) Rode o comando </text:span><text:span text:style-name="Source_20_Text"><text:span text:style-name="T1">git revert {hash}</text:span></text:span><text:span text:style-name="T1">, substituindo </text:span><text:span text:style-name="Source_20_Text"><text:span text:style-name="T1">{hash}</text:span></text:span><text:span text:style-name="T1"> pelo </text:span><text:span text:style-name="Emphasis"><text:span text:style-name="T1">hash</text:span></text:span><text:span text:style-name="T1"> que você copiou anteriormente;</text:span></text:p>
      <text:p text:style-name="P1">12) Confira que suas alterações foram desfeitas;</text:p>
      <text:p text:style-name="P1">13) Mude o nome do curso de Ansible para "Ansible: Infraestrutura como código";</text:p>
      <text:p text:style-name="Text_20_body"><text:span text:style-name="T1">14) Execute o comando </text:span><text:span text:style-name="Source_20_Text"><text:span text:style-name="T1">git stash</text:span></text:span><text:span text:style-name="T1"> para salvar estas alterações na </text:span><text:span text:style-name="Source_20_Text"><text:span text:style-name="T1">stash</text:span></text:span><text:span text:style-name="T1">;</text:span></text:p>
      <text:p text:style-name="P1">15) Altere o nome do curso de Kubernetes para "Kubernetes: Introdução a orquestração de containers";</text:p>
      <text:p text:style-name="Text_20_body"><text:span text:style-name="T1">16) Execute o comando </text:span><text:span text:style-name="Source_20_Text"><text:span text:style-name="T1">git add index.html</text:span></text:span><text:span text:style-name="T1"> e o comando </text:span><text:span text:style-name="Source_20_Text"><text:span text:style-name="T1">git commit -m "Alterando o nome do curso de Kubernetes"</text:span></text:span><text:span text:style-name="T1"> para realizar um </text:span><text:span text:style-name="Emphasis"><text:span text:style-name="T1">commit</text:span></text:span><text:span text:style-name="T1">;</text:span></text:p>
      <text:p text:style-name="Text_20_body"><text:span text:style-name="T1">17) Execute o comando </text:span><text:span text:style-name="Source_20_Text"><text:span text:style-name="T1">git stash pop</text:span></text:span><text:span text:style-name="T1"> para trazer a última alteração da </text:span><text:span text:style-name="Emphasis"><text:span text:style-name="T1">stash</text:span></text:span><text:span text:style-name="T1">;</text:span></text:p>
      <text:p text:style-name="Text_20_body"><text:span text:style-name="T1">18) Execute o comando </text:span><text:span text:style-name="Source_20_Text"><text:span text:style-name="T1">git add index.html</text:span></text:span><text:span text:style-name="T1"> e o comando </text:span><text:span text:style-name="Source_20_Text"><text:span text:style-name="T1">git commit -m "Alterando o nome do curso de Ansible"</text:span></text:span><text:span text:style-name="T1"> para realizar um </text:span><text:span text:style-name="Emphasis"><text:span text:style-name="T1">commit</text:span></text:span><text:span text:style-name="T1">;</text:span></text:p>
      <text:p text:style-name="Text_20_body"><text:span text:style-name="T1">19) Execute o comando </text:span><text:span text:style-name="Source_20_Text"><text:span text:style-name="T1">git push local master</text:span></text:span><text:span text:style-name="T1"> para enviar todas as suas alterações;</text:span></text:p>
      <text:p text:style-name="Text_20_body"><text:span text:style-name="T1">20) Execute o comando </text:span><text:span text:style-name="Source_20_Text"><text:span text:style-name="T1">git log --oneline</text:span></text:span><text:span text:style-name="T1"> para ver os </text:span><text:span text:style-name="Emphasis"><text:span text:style-name="T1">commits</text:span></text:span><text:span text:style-name="T1"> de forma resumida. Copie o </text:span><text:span text:style-name="Emphasis"><text:span text:style-name="T1">hash</text:span></text:span><text:span text:style-name="T1"> do </text:span><text:span text:style-name="Emphasis"><text:span text:style-name="T1">commit</text:span></text:span><text:span text:style-name="T1"> de </text:span><text:span text:style-name="Source_20_Text"><text:span text:style-name="T1">merge</text:span></text:span><text:span text:style-name="T1"> com a </text:span><text:span text:style-name="Emphasis"><text:span text:style-name="T1">branch</text:span></text:span><text:span text:style-name="T1"> </text:span><text:span text:style-name="Source_20_Text"><text:span text:style-name="T1">lista</text:span></text:span><text:span text:style-name="T1">;</text:span></text:p>
      <text:p text:style-name="Text_20_body"><text:span text:style-name="T1">21) Execute o comando </text:span><text:span text:style-name="Source_20_Text"><text:span text:style-name="T1">git checkout {hash}</text:span></text:span><text:span text:style-name="T1"> substituindo </text:span><text:span text:style-name="Source_20_Text"><text:span text:style-name="T1">{hash}</text:span></text:span><text:span text:style-name="T1"> pelo </text:span><text:span text:style-name="Emphasis"><text:span text:style-name="T1">hash</text:span></text:span><text:span text:style-name="T1"> que você copiou;</text:span></text:p>
      <text:p text:style-name="P1">22) Veja que diversas alterações não estão mais presentes;</text:p>
      <text:p text:style-name="Text_20_body"><text:span text:style-name="T1">23) Execute </text:span><text:span text:style-name="Source_20_Text"><text:span text:style-name="T1">git checkout master</text:span></text:span><text:span text:style-name="T1"> para voltar à linha principal de desenvolvimento.</text:span></text:p>
      <text:h text:style-name="Heading_20_3" text:outline-level="3"><text:span text:style-name="Source_20_Text">Gerando Entregas</text:span></text:h>
      <text:p text:style-name="P2"><text:span text:style-name="Source_20_Text"><text:span text:style-name="T13">1) Execute o comando </text:span></text:span><text:span text:style-name="Source_20_Text"><text:span text:style-name="T28">git log -p</text:span></text:span><text:span text:style-name="Source_20_Text"><text:span text:style-name="T13"> para ver, junto a cada </text:span></text:span><text:span text:style-name="Source_20_Text"><text:span text:style-name="Emphasis"><text:span text:style-name="T13">commit</text:span></text:span></text:span><text:span text:style-name="Source_20_Text"><text:span text:style-name="T13">, as alterações nele realizadas;</text:span></text:span></text:p>
      <text:p text:style-name="Text_20_body"><text:span text:style-name="Source_20_Text"><text:span text:style-name="T13">2) Execute agora o comando git log --oneline;</text:span></text:span></text:p>
      <text:p text:style-name="Text_20_body"><text:span text:style-name="Source_20_Text"><text:span text:style-name="T13">3) Execute o comando git diff {hash do commit de merge com lista}..{hash do último commit realizado};</text:span></text:span></text:p>
      <text:p text:style-name="Text_20_body"><text:soft-page-break/><text:span text:style-name="Source_20_Text"><text:span text:style-name="T13">4) Execute alguma (pequena) alteração no index.html;</text:span></text:span></text:p>
      <text:p text:style-name="Text_20_body"><text:span text:style-name="Source_20_Text"><text:span text:style-name="T13">5) Execute o comando git diff e veja esta alteração;</text:span></text:span></text:p>
      <text:p text:style-name="Text_20_body"><text:span text:style-name="Source_20_Text"><text:span text:style-name="T13">6) Desfaça esta última alteração;</text:span></text:span></text:p>
      <text:p text:style-name="Text_20_body"><text:span text:style-name="Source_20_Text"><text:span text:style-name="T13">7) Execute o comando git tag -a v0.1.0 para criar uma tag no seu código;</text:span></text:span></text:p>
      <text:p text:style-name="P3"><text:span text:style-name="Source_20_Text"><text:span text:style-name="T14">&gt; Execute git remote -v para mostrar os repositórios remotos</text:span></text:span></text:p>
      <text:p text:style-name="P3"><text:span text:style-name="Source_20_Text"><text:span text:style-name="T14">&gt; Execute git push origin master para enviar o código para o remoto</text:span></text:span></text:p>
      <text:p text:style-name="Text_20_body"><text:span text:style-name="Source_20_Text"><text:span text:style-name="T13">8) Execute o comando git push origin v0.1.0 para enviar esta tag para o GitHub;</text:span></text:span></text:p>
      <text:p text:style-name="Text_20_body"><text:span text:style-name="Source_20_Text"><text:span text:style-name="T13">9) Abra a página do repositório do GitHub que você criou e confira a aba de Releases.</text:span></text:span></text:p>
      <text:p text:style-name="P2"><text:span text:style-name="Source_20_Text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20:23:28.883846591</meta:creation-date>
    <dc:date>2021-08-04T20:00:54.143808590</dc:date>
    <meta:editing-duration>PT4H4M29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7" meta:paragraph-count="134" meta:word-count="1605" meta:character-count="9257" meta:non-whitespace-character-count="7806"/>
  </office:meta>
</office:document-meta>
</file>